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.635cm" fo:margin-right="0cm" fo:text-indent="0cm" style:auto-text-indent="false"/>
    </style:style>
    <style:style style:name="P2" style:family="paragraph" style:parent-style-name="List_20_Paragraph">
      <style:paragraph-properties fo:margin-left="0cm" fo:margin-right="0cm" fo:text-indent="0cm" style:auto-text-indent="false"/>
    </style:style>
    <style:style style:name="P3" style:family="paragraph" style:parent-style-name="List_20_Paragraph">
      <style:text-properties officeooo:rsid="00157c0e" officeooo:paragraph-rsid="00157c0e"/>
    </style:style>
    <style:style style:name="P4" style:family="paragraph" style:parent-style-name="List_20_Paragraph">
      <style:text-properties officeooo:rsid="00175999" officeooo:paragraph-rsid="00175999"/>
    </style:style>
    <style:style style:name="P5" style:family="paragraph" style:parent-style-name="List_20_Paragraph">
      <style:text-properties officeooo:paragraph-rsid="00157c0e"/>
    </style:style>
    <style:style style:name="P6" style:family="paragraph" style:parent-style-name="List_20_Paragraph">
      <style:paragraph-properties fo:margin-left="0.635cm" fo:margin-right="0cm" fo:text-indent="0cm" style:auto-text-indent="false"/>
      <style:text-properties officeooo:paragraph-rsid="001a0412"/>
    </style:style>
    <style:style style:name="P7" style:family="paragraph" style:parent-style-name="Standard">
      <style:paragraph-properties fo:margin-left="0.635cm" fo:margin-right="0cm" fo:text-indent="0cm" style:auto-text-indent="false"/>
      <style:text-properties officeooo:paragraph-rsid="001a0412"/>
    </style:style>
    <style:style style:name="P8" style:family="paragraph" style:parent-style-name="Standard">
      <style:paragraph-properties style:line-height-at-least="0.353cm"/>
    </style:style>
    <style:style style:name="P9" style:family="paragraph" style:parent-style-name="List_20_Paragraph" style:list-style-name="WWNum1"/>
    <style:style style:name="P10" style:family="paragraph" style:parent-style-name="List_20_Paragraph">
      <style:text-properties officeooo:paragraph-rsid="001d1881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officeooo:rsid="001ed102" officeooo:paragraph-rsid="001ed102"/>
    </style:style>
    <style:style style:name="P12" style:family="paragraph" style:parent-style-name="List_20_Paragraph">
      <style:text-properties style:text-underline-style="solid" style:text-underline-width="auto" style:text-underline-color="font-color" officeooo:rsid="001ed102" officeooo:paragraph-rsid="001ed102"/>
    </style:style>
    <style:style style:name="P13" style:family="paragraph" style:parent-style-name="List_20_Paragraph">
      <style:text-properties style:text-underline-style="solid" style:text-underline-width="auto" style:text-underline-color="font-color" officeooo:rsid="0021de6d" officeooo:paragraph-rsid="0021de6d"/>
    </style:style>
    <style:style style:name="P14" style:family="paragraph" style:parent-style-name="List_20_Paragraph">
      <style:text-properties officeooo:rsid="0021de6d" officeooo:paragraph-rsid="0021de6d"/>
    </style:style>
    <style:style style:name="P15" style:family="paragraph" style:parent-style-name="List_20_Paragraph">
      <style:text-properties style:text-underline-style="none" officeooo:rsid="0021de6d" officeooo:paragraph-rsid="0021de6d"/>
    </style:style>
    <style:style style:name="P16" style:family="paragraph" style:parent-style-name="List_20_Paragraph">
      <style:text-properties officeooo:rsid="0024a5c1" officeooo:paragraph-rsid="0024a5c1"/>
    </style:style>
    <style:style style:name="P17" style:family="paragraph" style:parent-style-name="List_20_Paragraph">
      <style:text-properties officeooo:rsid="00260401" officeooo:paragraph-rsid="00260401"/>
    </style:style>
    <style:style style:name="T1" style:family="text">
      <style:text-properties fo:color="#000000" loext:opacity="100%" style:font-name="Georgia" fo:font-size="10pt" style:font-size-asian="10pt" style:font-name-complex="Arial" style:font-size-complex="10pt"/>
    </style:style>
    <style:style style:name="T2" style:family="text">
      <style:text-properties fo:color="#000000" loext:opacity="100%" style:font-name="Georgia" fo:font-size="10pt" fo:font-style="italic" style:font-size-asian="10pt" style:font-style-asian="italic" style:font-name-complex="Arial" style:font-size-complex="10pt" style:font-style-complex="italic"/>
    </style:style>
    <style:style style:name="T3" style:family="text">
      <style:text-properties officeooo:rsid="00157c0e"/>
    </style:style>
    <style:style style:name="T4" style:family="text">
      <style:text-properties officeooo:rsid="00175999"/>
    </style:style>
    <style:style style:name="T5" style:family="text">
      <style:text-properties officeooo:rsid="0018d823"/>
    </style:style>
    <style:style style:name="T6" style:family="text">
      <style:text-properties officeooo:rsid="001a0412"/>
    </style:style>
    <style:style style:name="T7" style:family="text">
      <style:text-properties officeooo:rsid="001d0dc5"/>
    </style:style>
    <style:style style:name="T8" style:family="text">
      <style:text-properties officeooo:rsid="001d1881"/>
    </style:style>
    <style:style style:name="T9" style:family="text">
      <style:text-properties officeooo:rsid="001ed102"/>
    </style:style>
    <style:style style:name="T10" style:family="text">
      <style:text-properties officeooo:rsid="0021de6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2604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mpresa e iniciativa emprendedora</text:p>
      <text:p text:style-name="Standard">Tema 1. Quiero crear mi propia empresa.</text:p>
      <text:p text:style-name="Standard">Actividad núm. 2/1ª evaluación “Idea y emprendedor: conceptos básicos”</text:p>
      <text:p text:style-name="Standard"/>
      <text:p text:style-name="P8">Nombre: <text:span text:style-name="T3">Estefanía Penide Casanova</text:span></text:p>
      <text:p text:style-name="P8">Grupo: <text:span text:style-name="T3">2º DAM Adutos</text:span></text:p>
      <text:p text:style-name="P8">Fecha: <text:span text:style-name="T7">14</text:span><text:span text:style-name="T3">/10/2021</text:span></text:p>
      <text:p text:style-name="Standard"/>
      <text:p text:style-name="Standard"/>
      <text:list xml:id="list2849527553" text:style-name="WWNum1">
        <text:list-item>
          <text:p text:style-name="P9">¿Qué dos características debe tener una idea para que sea válida?</text:p>
        </text:list-item>
      </text:list>
      <text:p text:style-name="List_20_Paragraph"/>
      <text:p text:style-name="List_20_Paragraph">- <text:span text:style-name="T3">Debe cubrir una necesidad</text:span></text:p>
      <text:p text:style-name="List_20_Paragraph">- <text:span text:style-name="T3">Debe ser rentable</text:span></text:p>
      <text:p text:style-name="P1"/>
      <text:p text:style-name="P1"/>
      <text:list xml:id="list154346147563595" text:continue-numbering="true" text:style-name="WWNum1">
        <text:list-item>
          <text:p text:style-name="P9">¿Cuáles son las cuatro preguntas que todo emprendedor debe hacerse para evaluar si su idea de negocio es válida?</text:p>
        </text:list-item>
      </text:list>
      <text:p text:style-name="List_20_Paragraph"/>
      <text:p text:style-name="List_20_Paragraph">-<text:span text:style-name="T3">¿Responde a una necesidad del consumidor?</text:span></text:p>
      <text:p text:style-name="List_20_Paragraph">-<text:span text:style-name="T3">¿Es innovadora?</text:span></text:p>
      <text:p text:style-name="List_20_Paragraph">-<text:span text:style-name="T3">¿Es rentable?</text:span></text:p>
      <text:p text:style-name="List_20_Paragraph">-<text:span text:style-name="T3">¿Cubre huecos de mercado?</text:span></text:p>
      <text:p text:style-name="P2"/>
      <text:p text:style-name="P1"/>
      <text:list xml:id="list154345424266766" text:continue-numbering="true" text:style-name="WWNum1">
        <text:list-item>
          <text:p text:style-name="P9">Señala las tres posibles ideas de negocio relacionadas con el Ciclo formativo que estás cursando y responde, en relación con ellas, las cuatro preguntas clave que has respondido en la actividad anterior.</text:p>
        </text:list-item>
      </text:list>
      <text:p text:style-name="P1"><text:tab/></text:p>
      <text:p text:style-name="P1"><text:tab/>-<text:span text:style-name="T4">Desarrollador freelance:</text:span></text:p>
      <text:p text:style-name="P1"><text:tab/><text:tab/><text:span text:style-name="T4">1. Responde a una necesidad del consumidor: Sí</text:span></text:p>
      <text:p text:style-name="P1"><text:span text:style-name="T4"><text:tab/><text:tab/>2. Es innovadora: </text:span><text:span text:style-name="T6">Sí</text:span></text:p>
      <text:p text:style-name="P1"><text:tab/><text:tab/><text:span text:style-name="T6">3. Es rentable: Sí</text:span></text:p>
      <text:p text:style-name="P1"><text:tab/><text:tab/><text:span text:style-name="T6">4. Cubre huecos de mercado: Sí</text:span></text:p>
      <text:p text:style-name="P1"/>
      <text:p text:style-name="P7"><text:span text:style-name="T4"><text:tab/>-</text:span><text:span text:style-name="T6">Tienda informática / SAT</text:span><text:span text:style-name="T4">:</text:span></text:p>
      <text:p text:style-name="P6"><text:tab/><text:tab/><text:span text:style-name="T4">1. Responde a una necesidad del consumidor: Sí</text:span></text:p>
      <text:p text:style-name="P6"><text:span text:style-name="T4"><text:tab/><text:tab/>2. Es innovadora: </text:span><text:span text:style-name="T6">Sí</text:span></text:p>
      <text:p text:style-name="P6"><text:tab/><text:tab/><text:span text:style-name="T6">3. Es rentable: Sí</text:span></text:p>
      <text:p text:style-name="P6"><text:tab/><text:tab/><text:span text:style-name="T6">4. Cubre huecos de mercado: Sí</text:span></text:p>
      <text:p text:style-name="P6"/>
      <text:p text:style-name="P7"><text:span text:style-name="T4"><text:s/><text:tab/>- </text:span><text:span text:style-name="T6">Empresa de animación por ordenador</text:span><text:span text:style-name="T4">:</text:span></text:p>
      <text:p text:style-name="P6"><text:tab/><text:tab/><text:span text:style-name="T4">1. Responde a una necesidad del consumidor: Sí</text:span></text:p>
      <text:p text:style-name="P6"><text:span text:style-name="T4"><text:tab/><text:tab/>2. Es innovadora: </text:span><text:span text:style-name="T6">Sí</text:span></text:p>
      <text:p text:style-name="P6"><text:tab/><text:tab/><text:span text:style-name="T6">3. Es rentable: Sí</text:span></text:p>
      <text:p text:style-name="P6"><text:tab/><text:tab/><text:span text:style-name="T6">4. Cubre huecos de mercado: Sí</text:span></text:p>
      <text:p text:style-name="P1"/>
      <text:list xml:id="list154345112497528" text:continue-numbering="true" text:style-name="WWNum1">
        <text:list-item>
          <text:p text:style-name="P9">¿Cómo definirías la cultura emprendedora?</text:p>
        </text:list-item>
      </text:list>
      <text:p text:style-name="List_20_Paragraph"/>
      <text:p text:style-name="P3">Es el conjunto de cualidades, habilidades y conocimientos necesarios que poseen los individuos para poder gestionar su propio proyecto o itinerario profesional, o <text:soft-page-break/>crear su propio negocio como otra opción (no como última salida) frente al trabajador por cuenta ajena.</text:p>
      <text:p text:style-name="P2"/>
      <text:p text:style-name="P2"/>
      <text:list xml:id="list154345140444123" text:continue-numbering="true" text:style-name="WWNum1">
        <text:list-item>
          <text:p text:style-name="P9">¿Cómo crees que debe ser un empresario?</text:p>
        </text:list-item>
      </text:list>
      <text:p text:style-name="List_20_Paragraph"/>
      <text:p text:style-name="P3">Debe ser una persona capaz de identificar una necesidad, reunir los recursos precisos y emprender una acción para satisfacer la necesidad identificada.</text:p>
      <text:p text:style-name="P3"/>
      <text:p text:style-name="P3">Debe reunir una serie de actitudes:</text:p>
      <text:p text:style-name="P3">-Capacidad para asumir riesgos</text:p>
      <text:p text:style-name="P3">-Facilidad para tomar decisiones</text:p>
      <text:p text:style-name="P3">-Capacidad para asumir responsabilidades</text:p>
      <text:p text:style-name="P3">-Capacidad creativa e innovadora</text:p>
      <text:p text:style-name="P3">-Capacidad de organización y dirección</text:p>
      <text:p text:style-name="P3">-<text:span text:style-name="T4">Capacidad para adaptarse a situaciones nuevas</text:span></text:p>
      <text:p text:style-name="P3">-<text:span text:style-name="T4">Capacidad de observación y previsión</text:span></text:p>
      <text:p text:style-name="P3">-<text:span text:style-name="T4">Habilidades sociales</text:span></text:p>
      <text:p text:style-name="P3">-<text:span text:style-name="T4">Confianza en sí mismo</text:span></text:p>
      <text:p text:style-name="P3">-<text:span text:style-name="T4">Perseverancia</text:span></text:p>
      <text:p text:style-name="P3"/>
      <text:p text:style-name="P4">Debe reunir una serie de aptitudes:</text:p>
      <text:p text:style-name="P4">-Conocimiento profesional de la actividad</text:p>
      <text:p text:style-name="P4">-Conocimiento sobre la organización y la gestión empresarial</text:p>
      <text:p text:style-name="P5"/>
      <text:p text:style-name="P1"/>
      <text:list xml:id="list154344868510185" text:continue-numbering="true" text:style-name="WWNum1">
        <text:list-item>
          <text:p text:style-name="P9">Identifica las cualidades empresariales que aumentan la capacidad de un empresario o emprendedor para asumir riesgos.</text:p>
        </text:list-item>
      </text:list>
      <text:p text:style-name="List_20_Paragraph"/>
      <text:p text:style-name="List_20_Paragraph">-<text:span text:style-name="T4">Ser capaz de trabajar bajo la presión de la necesidad de asumir riesgos</text:span></text:p>
      <text:p text:style-name="List_20_Paragraph">-<text:span text:style-name="T4">Comprender que siempre existe la posibilidad de un fracaso</text:span></text:p>
      <text:p text:style-name="P2"/>
      <text:p text:style-name="P1"/>
      <text:list xml:id="list154346225851611" text:continue-numbering="true" text:style-name="WWNum1">
        <text:list-item>
          <text:p text:style-name="P9">¿Cómo definirías una idea innovadora?</text:p>
        </text:list-item>
      </text:list>
      <text:p text:style-name="List_20_Paragraph"/>
      <text:p text:style-name="P4">Es aquella <text:span text:style-name="T5">idea </text:span>que introduce novedades <text:span text:style-name="T5">que son aplicadas a un producto, a un proceso o a una tecnología.</text:span></text:p>
      <text:p text:style-name="P1"/>
      <text:p text:style-name="P1"/>
      <text:list xml:id="list154344790628057" text:continue-numbering="true" text:style-name="WWNum1">
        <text:list-item>
          <text:p text:style-name="P9">En estos últimos meses, en tu comarca, ha habido un cambio en el sistema de recogida de basuras. Se han sustituido los recogedores tradicionales por otros de recogida selectiva de residuos.</text:p>
        </text:list-item>
      </text:list>
      <text:p text:style-name="List_20_Paragraph">¿Qué tipo de innovación se ha aplicado: de producto, de proceso o de organización empresarial? Razona tu respuesta.</text:p>
      <text:p text:style-name="List_20_Paragraph"/>
      <text:p text:style-name="P16">Se ha aplicado tanto una innovación de proceso <text:span text:style-name="T12">como de organización empresarial.</text:span></text:p>
      <text:p text:style-name="P17">De proceso porque es una manera diferente de organizar las cosas ya que incorpora nuevas tecnologías de selección y clasificación de residuos.</text:p>
      <text:p text:style-name="P17"><text:soft-page-break/>De organización empresarial porque se ha pasado de un sistema de recogida de basura tradicional, donde todo era desechable, a otro donde los materiales que pueden ser reciclados ahora serán tratados y transformados gracias al desarrollo de tecnologías que nos permiten su aprovechamiento.</text:p>
      <text:p text:style-name="List_20_Paragraph"/>
      <text:p text:style-name="List_20_Paragraph"/>
      <text:list xml:id="list154345161827987" text:continue-numbering="true" text:style-name="WWNum1">
        <text:list-item>
          <text:p text:style-name="P9">Entendiendo “competencia” como el conjunto de conocimientos, destrezas, habilidades y actitudes, enumera tres aspectos típicos de las competencias de gestión empresarial.</text:p>
        </text:list-item>
      </text:list>
      <text:p text:style-name="List_20_Paragraph"/>
      <text:p text:style-name="P10">- <text:span text:style-name="T8">Capacidad de toma de decisiones.</text:span></text:p>
      <text:p text:style-name="P10"><text:span text:style-name="T8">- Capacidad de planificación.</text:span></text:p>
      <text:p text:style-name="List_20_Paragraph">- <text:span text:style-name="T8">Voluntad de asumir responsabilidades</text:span></text:p>
      <text:p text:style-name="P1"/>
      <text:p text:style-name="P1"/>
      <text:list xml:id="list154344654324501" text:continue-numbering="true" text:style-name="WWNum1">
        <text:list-item>
          <text:p text:style-name="P9">Realiza una lista de las necesidades que creas que existen en el mercado donde se vea la necesidad y el sector de la sociedad que la necesita. ¿Por qué crees que todavía ningún emprendedor se ha atrevido a montar una empresa para satisfacerla?</text:p>
        </text:list-item>
      </text:list>
      <text:p text:style-name="List_20_Paragraph"/>
      <text:p text:style-name="List_20_Paragraph">- <text:span text:style-name="T10">Más medios de transporte en núcleos rurales</text:span></text:p>
      <text:p text:style-name="P14"><text:span text:style-name="T11">Sector:</text:span> Sociedad rural</text:p>
      <text:p text:style-name="P13">Razones por las que no se lleva a cabo</text:p>
      <text:p text:style-name="P15">Económicas: la demanda cada vez es menor y aunque todavía existe, no es <text:tab/>rentable debido a la dispersión de las poblaciones y sus niveles <text:tab/>demográficos.</text:p>
      <text:p text:style-name="List_20_Paragraph"/>
      <text:p text:style-name="List_20_Paragraph">- <text:span text:style-name="T9">Lentillas de duración mayor a la mensual.</text:span></text:p>
      <text:p text:style-name="P14"><text:span text:style-name="T11">Sector</text:span>: Usuarios de gafas y lentillas</text:p>
      <text:p text:style-name="P12">Razones <text:span text:style-name="T10">por las que no se lleva a cabo</text:span></text:p>
      <text:p text:style-name="List_20_Paragraph"><text:s/><text:span text:style-name="T9">Técnicas: No existe una tecnología lo suficientemente segura para la salud <text:tab/>como para desarrollarlas y producirlas para la venta.</text:span></text:p>
      <text:p text:style-name="P11"><text:tab/>Económicas: El coste de un par de gafas puede ser equivalente al de una año de <text:tab/><text:tab/><text:tab/>lentillas mensuales. Las lentillas disponibles para los consumidores <text:tab/><text:tab/><text:tab/>actualmente no son más rentables que las gafas, por lo que en caso de <text:tab/><text:tab/><text:tab/>poder desarrollarse unas lentillas de mayor duración, seguramente <text:tab/><text:tab/><text:tab/>serían aún más caras que las <text:tab/>actuales y por lo tanto aún menos rentables.</text:p>
      <text:p text:style-name="P11"/>
      <text:p text:style-name="P1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Calibri1" style:font-size-asian="10pt" style:language-asian="es" style:country-asian="E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es" fo:country="ES" style:letter-kerning="false" style:font-name-asian="Calibri1" style:font-size-asian="10pt" style:language-asian="es" style:country-asian="ES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mphasis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loext:opacity="100%" style:font-name="Georgia" fo:font-size="10pt" style:font-size-asian="10pt" style:font-name-complex="Arial" style:font-size-complex="10pt"/>
    </style:style>
    <style:style style:name="MT2" style:family="text">
      <style:text-properties fo:color="#000000" loext:opacity="100%" style:font-name="Georgia" fo:font-size="10pt" fo:font-style="italic" style:font-size-asian="10pt" style:font-style-asian="italic" style:font-name-complex="Arial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Emphasis"><text:span text:style-name="MT1">IES DE TEIS</text:span></text:span><text:span text:style-name="MT2"><text:line-break/></text:span><text:span text:style-name="Emphasis"><text:span text:style-name="MT1">Avda. de Galicia, 101  Vigo <text:s text:c="95"/>Curso 2020-21</text:span></text:span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09T11:34:00</meta:creation-date>
    <meta:initial-creator>user</meta:initial-creator>
    <dc:language>es-ES</dc:language>
    <meta:print-date>2018-10-08T10:26:00</meta:print-date>
    <dc:date>2021-10-14T15:43:28.888000000</dc:date>
    <meta:editing-cycles>22</meta:editing-cycles>
    <meta:editing-duration>PT1H3M21S</meta:editing-duration>
    <meta:generator>LibreOffice/7.2.0.4$Windows_X86_64 LibreOffice_project/9a9c6381e3f7a62afc1329bd359cc48accb6435b</meta:generator>
    <meta:document-statistic meta:table-count="0" meta:image-count="0" meta:object-count="0" meta:page-count="3" meta:paragraph-count="75" meta:word-count="765" meta:character-count="4939" meta:non-whitespace-character-count="411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" xlink:href=""/>
  </office:meta>
</office:document-meta>
</file>